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1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10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1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2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8-2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3-03-3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2-14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6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12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5-0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4-0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2-01-0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11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09-09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07-2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05-1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03-19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1-01-25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11-10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09-0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07-10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05-2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02-2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20-01-0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11-06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09-11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07-2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06-0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04-1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9-02-1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12-1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10-1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08-2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06-2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05-1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03-2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8-01-23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12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10-2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09-0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07-2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05-3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04-1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7-02-1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12-0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10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08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05-2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04-0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6-02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12-1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08-2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07-08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05-1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03-1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5-01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11-06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09-1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07-2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05-22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04-02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4-01-2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10-31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08-2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06-26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05-0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03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3-01-30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12-12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10-3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9-1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7-3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6-13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5-02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3-0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2-01-1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12-1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10-2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9-1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8-0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7-27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22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9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6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3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9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9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6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20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3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8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7-0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6-11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6-0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7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8-04-23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7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5-3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5-1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5-0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5-0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4-2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4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7-04-0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4</text:p>
          </table:table-cell>
          <table:table-cell office:value-type="string" calcext:value-type="string">
            <text:p>2006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7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956" meta:object-count="0"/>
    <meta:user-defined meta:name="AppVersion">3.0</meta:user-defined>
  </office:meta>
</office:document-meta>
</file>